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285f02" officeooo:paragraph-rsid="00285f02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2a2828" officeooo:paragraph-rsid="002a282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40pt" fo:font-weight="bold" officeooo:rsid="002df53f" officeooo:paragraph-rsid="002df53f" style:font-size-asian="40pt" style:font-weight-asian="bold" style:font-size-complex="40pt" style:font-weight-complex="bold"/>
    </style:style>
    <style:style style:name="T1" style:family="text">
      <style:text-properties officeooo:rsid="002c17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4">Đức Mẹ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1-27T15:27:05.999000000</dc:date>
    <meta:editing-duration>PT8H35M47S</meta:editing-duration>
    <meta:editing-cycles>3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" meta:word-count="2" meta:character-count="6" meta:non-whitespace-character-count="5"/>
  </office:meta>
</office:document-meta>
</file>